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9325"/>
    </style:style>
    <style:style style:name="T3" style:family="text">
      <style:text-properties style:text-underline-style="none"/>
    </style:style>
    <style:style style:name="T4" style:family="text">
      <style:text-properties officeooo:rsid="000b93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ymfony serve → <text:span text:style-name="T4">arranca servidor</text:span></text:p>
      <text:p text:style-name="Standard"/>
      <text:p text:style-name="Standard">php bin/console cache:clear → <text:span text:style-name="T4">limpia caché</text:span></text:p>
      <text:p text:style-name="Standard"/>
      <text:p text:style-name="Standard">php bin/console make:controller ListController <text:s/>→ <text:span text:style-name="T4">hace controlador</text:span></text:p>
      <text:p text:style-name="Standard"><text:span text:style-name="T1"/></text:p>
      <text:p text:style-name="Standard"><text:span text:style-name="T1">php bin/console debug:router → </text:span><text:span text:style-name="T2">saca las ruta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3T10:05:18.813000000</meta:creation-date>
    <dc:date>2022-12-13T10:34:53.810000000</dc:date>
    <meta:editing-duration>PT9M14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4" meta:word-count="25" meta:character-count="185" meta:non-whitespace-character-count="163"/>
  </office:meta>
</office:document-meta>
</file>